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2000000F70608AC344966213C.jpg" manifest:media-type="image/jpeg"/>
  <manifest:file-entry manifest:full-path="Pictures/100000000000007600000029FFE029CE0909E6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ebdings" svg:font-family="Webdings" style:font-adornments="Predeterminado" style:font-charset="x-symbol"/>
    <style:font-face style:name="Consolas" svg:font-family="Consolas, 'Courier New', monospace"/>
    <style:font-face style:name="OpenSymbol" svg:font-family="OpenSymbo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1" fo:font-size="12pt" style:font-size-asian="12pt" style:font-size-complex="12pt"/>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1"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1" fo:font-size="24pt" fo:font-weight="bold" officeooo:rsid="00225fe0" officeooo:paragraph-rsid="00225fe0" style:font-size-asian="24pt" style:font-weight-asian="bold" style:font-size-complex="24pt" style:font-weight-complex="bold"/>
    </style:style>
    <style:style style:name="P10" style:family="paragraph" style:parent-style-name="Text_20_body">
      <style:text-properties fo:color="#336633" fo:font-size="14pt" style:font-size-asian="14pt" style:font-size-complex="14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paragraph-rsid="002c23bd"/>
    </style:style>
    <style:style style:name="P13" style:family="paragraph" style:parent-style-name="Text_20_body">
      <style:text-properties style:font-name="Liberation Mono" fo:font-size="10pt" style:font-size-asian="10pt" style:font-size-complex="10pt"/>
    </style:style>
    <style:style style:name="P14" style:family="paragraph" style:parent-style-name="Text_20_body">
      <style:text-properties officeooo:rsid="002c23bd" officeooo:paragraph-rsid="002c23bd"/>
    </style:style>
    <style:style style:name="P15" style:family="paragraph" style:parent-style-name="Text_20_body">
      <style:paragraph-properties fo:margin-left="0cm" fo:margin-right="0cm" fo:text-indent="0cm" style:auto-text-indent="false"/>
    </style:style>
    <style:style style:name="P16"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7"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18"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13cf67" officeooo:paragraph-rsid="0013cf67" style:text-blinking="false" fo:background-color="transparent" style:font-size-asian="12pt" style:font-size-complex="12pt"/>
    </style:style>
    <style:style style:name="P19"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20"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1" style:family="paragraph" style:parent-style-name="Contents_20_1">
      <style:paragraph-properties>
        <style:tab-stops>
          <style:tab-stop style:position="17.201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text-properties officeooo:rsid="002c23bd" officeooo:paragraph-rsid="002c23bd"/>
    </style:style>
    <style:style style:name="P24" style:family="paragraph" style:parent-style-name="Text_20_body">
      <style:text-properties officeooo:rsid="0030f808" officeooo:paragraph-rsid="0030f808"/>
    </style:style>
    <style:style style:name="P25" style:family="paragraph" style:parent-style-name="Text_20_body">
      <style:text-properties officeooo:paragraph-rsid="0030f808"/>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bold" officeooo:paragraph-rsid="0030f808" style:font-weight-asian="bold" style:font-weight-complex="bold"/>
    </style:style>
    <style:style style:name="P28" style:family="paragraph" style:parent-style-name="Text_20_body">
      <style:text-properties fo:font-weight="bold" officeooo:rsid="0033a41d" officeooo:paragraph-rsid="0033a41d" style:font-weight-asian="bold" style:font-weight-complex="bold"/>
    </style:style>
    <style:style style:name="P29" style:family="paragraph" style:parent-style-name="Text_20_body">
      <style:text-properties officeooo:rsid="0032ef80" officeooo:paragraph-rsid="0032ef80"/>
    </style:style>
    <style:style style:name="P30" style:family="paragraph" style:parent-style-name="Text_20_body">
      <style:text-properties style:font-name="Calibri1" officeooo:rsid="0032ef80" officeooo:paragraph-rsid="0032ef80"/>
    </style:style>
    <style:style style:name="P31" style:family="paragraph" style:parent-style-name="Text_20_body">
      <style:text-properties officeooo:rsid="0033a41d" officeooo:paragraph-rsid="0033a41d"/>
    </style:style>
    <style:style style:name="P32" style:family="paragraph" style:parent-style-name="Text_20_body">
      <style:text-properties officeooo:paragraph-rsid="0033a41d"/>
    </style:style>
    <style:style style:name="P33" style:family="paragraph" style:parent-style-name="Text_20_body">
      <style:text-properties fo:font-weight="normal" officeooo:rsid="0033a41d" officeooo:paragraph-rsid="0033a41d" style:font-weight-asian="normal" style:font-weight-complex="normal"/>
    </style:style>
    <style:style style:name="P34" style:family="paragraph" style:parent-style-name="Heading_20_1">
      <style:text-properties officeooo:paragraph-rsid="00225fe0"/>
    </style:style>
    <style:style style:name="P35" style:family="paragraph" style:parent-style-name="Standard" style:master-page-name="First_20_Page">
      <style:paragraph-properties style:page-number="auto"/>
    </style:style>
    <style:style style:name="P36" style:family="paragraph" style:parent-style-name="Standard" style:master-page-name="Standard">
      <style:paragraph-properties style:page-number="auto"/>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weight="bold" officeooo:rsid="00225fe0" style:font-weight-asian="bold" style:font-weight-complex="bold"/>
    </style:style>
    <style:style style:name="T6" style:family="text">
      <style:text-properties fo:font-weight="bold" officeooo:rsid="00238cfc" style:font-weight-asian="bold" style:font-weight-complex="bold"/>
    </style:style>
    <style:style style:name="T7" style:family="text">
      <style:text-properties fo:font-weight="bold" officeooo:rsid="002c23bd" style:font-weight-asian="bold" style:font-weight-complex="bold"/>
    </style:style>
    <style:style style:name="T8" style:family="text">
      <style:text-properties fo:font-weight="bold" officeooo:rsid="0030f808" style:font-weight-asian="bold" style:font-weight-complex="bold"/>
    </style:style>
    <style:style style:name="T9" style:family="text">
      <style:text-properties fo:font-weight="bold" officeooo:rsid="0032ef80" style:font-weight-asian="bold" style:font-weight-complex="bold"/>
    </style:style>
    <style:style style:name="T10" style:family="text">
      <style:text-properties fo:font-weight="bold" officeooo:rsid="0033a41d" style:font-weight-asian="bold" style:font-weight-complex="bold"/>
    </style:style>
    <style:style style:name="T11"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3" style:family="text">
      <style:text-properties style:font-name="Calibri1" fo:font-size="12pt" style:font-size-asian="12pt" style:font-size-complex="12pt"/>
    </style:style>
    <style:style style:name="T14" style:family="text">
      <style:text-properties style:font-name="Calibri1" fo:font-size="12pt" officeooo:rsid="0013cf67" style:font-size-asian="12pt" style:font-size-complex="12pt"/>
    </style:style>
    <style:style style:name="T15" style:family="text">
      <style:text-properties officeooo:rsid="0029c9b5"/>
    </style:style>
    <style:style style:name="T16" style:family="text">
      <style:text-properties officeooo:rsid="0029d008"/>
    </style:style>
    <style:style style:name="T17" style:family="text">
      <style:text-properties officeooo:rsid="002c23bd"/>
    </style:style>
    <style:style style:name="T18" style:family="text">
      <style:text-properties officeooo:rsid="0030d696"/>
    </style:style>
    <style:style style:name="T19" style:family="text">
      <style:text-properties officeooo:rsid="0030f808"/>
    </style:style>
    <style:style style:name="T20" style:family="text">
      <style:text-properties officeooo:rsid="00225fe0"/>
    </style:style>
    <style:style style:name="T21" style:family="text">
      <style:text-properties fo:font-weight="normal" style:font-weight-asian="normal" style:font-weight-complex="normal"/>
    </style:style>
    <style:style style:name="T22" style:family="text">
      <style:text-properties fo:font-weight="normal" officeooo:rsid="0030f808" style:font-weight-asian="normal" style:font-weight-complex="normal"/>
    </style:style>
    <style:style style:name="T23" style:family="text">
      <style:text-properties fo:font-weight="normal" officeooo:rsid="0032ef80" style:font-weight-asian="normal" style:font-weight-complex="normal"/>
    </style:style>
    <style:style style:name="T24" style:family="text">
      <style:text-properties fo:font-weight="normal" officeooo:rsid="003591e0" style:font-weight-asian="normal" style:font-weight-complex="normal"/>
    </style:style>
    <style:style style:name="T25" style:family="text">
      <style:text-properties officeooo:rsid="0032ef80"/>
    </style:style>
    <style:style style:name="T26" style:family="text">
      <style:text-properties fo:font-size="12pt" fo:font-weight="normal" style:font-weight-asian="normal" style:font-weight-complex="normal"/>
    </style:style>
    <style:style style:name="T27" style:family="text">
      <style:text-properties officeooo:rsid="0033a41d"/>
    </style:style>
    <style:style style:name="T28" style:family="text">
      <style:text-properties officeooo:rsid="0034fc0a"/>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torno cliente" text:name="Modulo"/>
        <text:user-field-decl office:value-type="string" office:string-value="3" text:name="NumeroTema"/>
        <text:user-field-decl office:value-type="string" office:string-value="Modelo examen 2ª Evaluación" text:name="Tema"/>
      </text:user-field-decls>
      <draw:frame draw:style-name="fr1" draw:name="Marco1" text:anchor-type="page" text:anchor-page-number="1" svg:x="1.984cm" svg:y="14.958cm" svg:width="17.009cm" draw:z-index="1">
        <draw:text-box fo:min-height="2.224cm">
          <text:p text:style-name="P5"/>
          <text:p text:style-name="P5"><text:user-field-get text:name="Modulo">Desarrollo Web entorno cliente</text:user-field-get></text:p>
          <text:p text:style-name="P5">CFGS DAW</text:p>
        </draw:text-box>
      </draw:frame>
      <text:p text:style-name="P35"/>
      <text:p text:style-name="Standard"/>
      <text:p text:style-name="Standard"/>
      <text:p text:style-name="Standard"><draw:frame draw:style-name="fr2" draw:name="gráficos1" text:anchor-type="paragraph" svg:width="9.53cm" svg:height="5.23cm" draw:z-index="0"><draw:image xlink:href="Pictures/10000000000001C2000000F70608AC344966213C.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P9"/>
      <text:p text:style-name="P7"><text:user-field-get text:name="Tema">Modelo examen 2ª Evaluación</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P18">Sergio García Barea</text:p>
      <text:p text:style-name="P17"><text:span text:style-name="T11"><text:s/></text:span><text:a xlink:type="simple" xlink:href="mailto:mail@ceedcv.e" text:style-name="Internet_20_link" text:visited-style-name="Visited_20_Internet_20_Link"><text:span text:style-name="T14">sergio.garcia</text:span></text:a><text:a xlink:type="simple" xlink:href="mailto:mail@ceedcv.e" text:style-name="Internet_20_link" text:visited-style-name="Visited_20_Internet_20_Link"><text:span text:style-name="T13">@ceedcv.e</text:span></text:a><text:span text:style-name="T12">s</text:span></text:p>
      <text:p text:style-name="P20">201<text:span text:style-name="T18">8</text:span>/201<text:span text:style-name="T18">9</text:span></text:p>
      <text:p text:style-name="P19"><text:tab/><text:tab/><text:tab/><text:tab/><text:tab/><text:tab/><text:tab/><text:tab/><text:tab/><text:tab/>Versión:<text:date style:data-style-name="N104" text:date-value="2019-02-10T15:12:05.372999883">190210</text:date>.<text:time style:data-style-name="N105" text:time-value="2019-02-10T15:12:05.372999883">1510</text:time></text:p>
      <text:p text:style-name="P3"/>
      <text:p text:style-name="Standard"/>
      <text:p text:style-name="P10">Licencia</text:p>
      <text:p text:style-name="Standard"/>
      <text:p text:style-name="P16"><draw:frame draw:style-name="fr3" draw:name="gráficos3" text:anchor-type="paragraph" svg:x="0.741cm" svg:y="0cm" svg:width="2cm" svg:height="0.7cm" draw:z-index="2"><draw:image xlink:href="Pictures/100000000000007600000029FFE029CE0909E684.png" xlink:type="simple" xlink:show="embed" xlink:actuate="onLoad" loext:mime-type="image/png"/></draw:frame><text:span text:style-name="T4">Reconocimiento – NoComercial – CompartirIgual (by-nc-sa)</text:span>: No <text:soft-page-break/>se permite un uso comercial de la obra original ni de las posibles obras derivadas, la distribución de las cuales se debe hacer con una licencia igual a la que regula la obra original.</text:p>
      <text:p text:style-name="P2"/>
      <text:p text:style-name="P2"><text:s/></text:p>
      <text:p text:style-name="P10">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15"/>
      <text:p text:style-name="Notas_20_Informativas"><text:span text:style-name="T3"> </text:span>Atención</text:p>
      <text:p text:style-name="P15"/>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1">1.Examen<text:tab/>3</text:p>
        </text:index-body>
      </text:table-of-content>
      <text:p text:style-name="Standard"/>
      <text:p text:style-name="P36"/>
      <text:p text:style-name="Standard"/>
      <text:p text:style-name="Titulo"><text:user-field-get text:name="Tema">Modelo examen 2ª Evaluación</text:user-field-get></text:p>
      <text:h text:style-name="P34" text:outline-level="1"><text:span text:style-name="T20">Examen</text:span></text:h>
      <text:p text:style-name="P25">1) <text:span text:style-name="T15">Realiza obligatoriamente en jQuery:</text:span></text:p>
      <text:p text:style-name="P25"><text:span text:style-name="T15">Tenemos una API resumida de la API que ofrece el Ayuntamiento de Valencia para conocer el estado de las estaciones de ValenBisi (servicio público de préstamo de bicicletas en Valencia).</text:span></text:p>
      <text:p text:style-name="P12">La url ficticia donde obtenemos la información de ValenBisi se obtiene de “<text:a xlink:type="simple" xlink:href="http://valencia.com/valenbisi.php" text:style-name="Internet_20_link" text:visited-style-name="Visited_20_Internet_20_Link">http://valencia.com/valenbisi.php</text:a>”. </text:p>
      <text:p text:style-name="P12"><text:span text:style-name="T15">(Tenéis acceso a un ejemplo de esta API en </text:span><text:a xlink:type="simple" xlink:href="http://hispabyte.net/DWEC/modeloExamenEj1.php" text:style-name="Internet_20_link" text:visited-style-name="Visited_20_Internet_20_Link"><text:span text:style-name="T15">http://hispabyte.net/DWEC/modeloExamenEj1.php</text:span></text:a><text:span text:style-name="T15">)</text:span></text:p>
      <text:p text:style-name="Text_20_body">Esta url recibe <text:span text:style-name="T16">parámetros</text:span> por <text:span text:style-name="T16">método</text:span> <text:span text:style-name="T19">POST</text:span>. Recibe un único parámetro “day” que indica el día a consultar en formato dd/mm/aaaa. (Por ejemplo, si se le envía 01/11/2015 devuelve los valores de el 1 de noviembre de 2015).</text:p>
      <text:p text:style-name="Text_20_body">Cuando se hace una petición AJAX a esta url ficticia se obtiene un JSON de este estilo:</text:p>
      <text:p text:style-name="P13">{ "name": "Estacion 11", "available": "2<text:span text:style-name="T15">5</text:span>", "free": "<text:span text:style-name="T15">0</text:span>", time: “20:15” },</text:p>
      <text:p text:style-name="P13">{ "name": "Estacion 12", "available": "24", "free": "1", time: “20:15”},</text:p>
      <text:p text:style-name="P13">{ "name": "Estacion 11", "available": "1", "free": "2<text:span text:style-name="T15">4</text:span>", <text:s/>time: “20:00”},</text:p>
      <text:p text:style-name="P13">{ "name": "Estacion 12", "available": "22", "free": "3", <text:s/>time: “20:00”},</text:p>
      <text:p text:style-name="Text_20_body">Donde:</text:p>
      <text:list xml:id="list542537644" text:style-name="L1">
        <text:list-item>
          <text:p text:style-name="P22">name es el nombre de la estación.</text:p>
        </text:list-item>
        <text:list-item>
          <text:p text:style-name="P22">available es el numero de bicis disponibles.</text:p>
        </text:list-item>
        <text:list-item>
          <text:p text:style-name="P22">free es el numero de puestos libres para dejar una bici en préstamo.</text:p>
        </text:list-item>
        <text:list-item>
          <text:p text:style-name="P22">time: es la hora en que se obtuvieron esos datos.</text:p>
        </text:list-item>
      </text:list>
      <text:p text:style-name="Text_20_body">Realiza un programa <text:span text:style-name="T19">usando jQuery</text:span> que:</text:p>
      <text:p text:style-name="Text_20_body">a) <text:span text:style-name="T19">Realice</text:span> la petición AJAX correspondiente obteniendo el <text:span text:style-name="T17">día</text:span> a consultar de un input de tipo texto con id=”dia”. <text:span text:style-name="T7">(0.5 puntos)</text:span></text:p>
      <text:p text:style-name="Text_20_body">b) Sobre la petición AJAX recibida, actualice un combobox con id=”estaciones” con el nombre de las estaciones que se han obtenido datos. (OJO: si una estación esta varias veces en el JSON solo debe aparecer una vez en el combobox). <text:span text:style-name="T7">(</text:span><text:span text:style-name="T8">1.5</text:span><text:span text:style-name="T7"> puntos)</text:span></text:p>
      <text:p text:style-name="Text_20_body">c) Cuando el usuario modifique el resultado del combobox, deberá mostrar un alert diciendo que estación es, cual fue en cualquier momento el número máximo de puestos disponibles en dicha estación y cual fue el máximo de bicis disponibles en esa estación durante el día y cual fue el máximo de puestos libres en esa estación durante el día. <text:span text:style-name="T7">(</text:span><text:span text:style-name="T8">1.5</text:span><text:span text:style-name="T7"> puntos)</text:span></text:p>
      <text:p text:style-name="P14">d) Asocie al botón “Estación con más huecos libres” que tiene como id=”masLibres” la acción que al hacer click diga con un alert el nombre de la estación que en algún momento del día ha tenido el máximo de huecos libres de todas las estaciones. <text:span text:style-name="T4">(</text:span><text:span text:style-name="T8">0.75</text:span><text:span text:style-name="T4"> punto)</text:span></text:p>
      <text:p text:style-name="P14"><text:soft-page-break/>Si hay más de una estación en esta situación, cualquiera vale. </text:p>
      <text:p text:style-name="P11">Ejemplo sobre el JSON propuesto:</text:p>
      <text:p text:style-name="Text_20_body">El combobox tendrá dos entradas: “Estacion 11” y “Estacion 12”.</text:p>
      <text:p text:style-name="Text_20_body">Si elegimos “Estacion 11” se nos mostrará: “Estacion 11 tuvo como máximo 25 <text:s/>bicis y como máximo 24 libres”.</text:p>
      <text:p text:style-name="Text_20_body">Si elegimos “Estacion 12” se nos mostrará: “Estacion 12 tuvo como máximo 24 <text:s/>bicis y como máximo 3 libres”.</text:p>
      <text:p text:style-name="P14">Si pulsamos “Estación con más huecos libres” nos mostrará “Estacion 11” (que en algún momento tuvo 24 libres).</text:p>
      <text:p text:style-name="Text_20_body"><text:span text:style-name="T5">(</text:span><text:span text:style-name="T8">4.25</text:span><text:span text:style-name="T5"> puntos)</text:span></text:p>
      <text:p text:style-name="Text_20_body"><text:span text:style-name="T4">2) </text:span><text:span text:style-name="T22">Utilizando Vue JS, realice una Web (o un componente en formato SFC) que:</text:span></text:p>
      <text:p text:style-name="P24"><text:span text:style-name="T21">a) Tenga tres input de texto, con id=”texto”, id=”orden” e id=”numero” respectivamente.</text:span></text:p>
      <text:p text:style-name="P24"><text:span text:style-name="T21">b) Habrá un elemento “P” que mostrará el contenido del input con id=”texto” </text:span><text:span text:style-name="T23">pasado a</text:span><text:span text:style-name="T21"> minúsculas. </text:span><text:span text:style-name="T9">(1 punto)</text:span></text:p>
      <text:p text:style-name="P24"><text:span text:style-name="T21">c) Si en algún momento el contenido del input de texto id=“orden” es ocultar, se ocultaran los otros dos input de texto. Si en algún momento el contenido es “borrar”, se borrara el contenido de los 3 input de texto. </text:span><text:span text:style-name="T4">(1.25 puntos).</text:span></text:p>
      <text:p text:style-name="P24"><text:span text:style-name="T21">d) Habrá un Div con el contenido “Prueba for” que se mostrará tantas veces como nos marque el elemento con id=”numero” siempre que dicho número sea par. Si es impar, se mostrará 0 veces el div. </text:span><text:span text:style-name="T4">(1.25 puntos).</text:span></text:p>
      <text:p text:style-name="P11">(<text:span text:style-name="T19">3.5</text:span> puntos)</text:p>
      <text:p text:style-name="P29"><text:span text:style-name="T6">3</text:span><text:span text:style-name="T4">) </text:span><text:span text:style-name="T21">Explica que hace este comando de Quasar CLI.</text:span></text:p>
      <text:p text:style-name="P30"><text:span text:style-name="T26">“quasar dev -m electron -t ios -T win32 -A ia32</text:span><text:span text:style-name="T21">“. </text:span><text:span text:style-name="T24">¿Que diferencia hay si se coloca build en lugar de dev?</text:span><text:span text:style-name="T4">(0.5 puntos)</text:span></text:p>
      <text:p text:style-name="Text_20_body"><text:span text:style-name="T10">4</text:span><text:span text:style-name="T4">)</text:span> <text:span text:style-name="T19">Explica con tus palabras los siguientes fragmento de código del Framework Quasar. </text:span></text:p>
      <text:p text:style-name="P31"><text:span text:style-name="T4">a)</text:span>&lt;q-page-container&gt;</text:p>
      <text:p text:style-name="P31"><text:s text:c="6"/>&lt;router-view/&gt;</text:p>
      <text:p text:style-name="P32"><text:span text:style-name="T27"><text:s text:c="4"/>&lt;/q-page-container&gt;</text:span></text:p>
      <text:p text:style-name="P28">b) <text:span text:style-name="T21">&lt;q-tabs color="primary"&gt;</text:span></text:p>
      <text:p text:style-name="P33"><text:s text:c="8"/>&lt;q-route-tab icon="school" <text:s text:c="2"/>to="/escuelaguay” name="escuelaguay" <text:s/>label="CEEDCV" <text:s text:c="2"/>/&gt;</text:p>
      <text:p text:style-name="P28"><text:span text:style-name="T21"><text:s text:c="5"/>&lt;/q-tabs&gt;</text:span></text:p>
      <text:p text:style-name="P11">(<text:span text:style-name="T25">1</text:span> puntos)</text:p>
      <text:p text:style-name="P25"><text:span text:style-name="T10">5</text:span><text:span text:style-name="T4">)</text:span> <text:span text:style-name="T19">Explica el código Phaser necesario para que un enemigo siga horizontalmente a un personaje</text:span>.</text:p>
      <text:p text:style-name="P27">(<text:span text:style-name="T15">0</text:span>.<text:span text:style-name="T28">7</text:span>5 pu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ebdings" svg:font-family="Webdings" style:font-adornments="Predeterminado" style:font-charset="x-symbol"/>
    <style:font-face style:name="Consolas" svg:font-family="Consolas, 'Courier New', monospace"/>
    <style:font-face style:name="OpenSymbol" svg:font-family="OpenSymbo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torno cliente" text:name="Modulo"/>
          <text:user-field-decl office:value-type="string" office:string-value="3" text:name="NumeroTema"/>
          <text:user-field-decl office:value-type="string" office:string-value="Modelo examen 2ª Evaluación" text:name="Tema"/>
        </text:user-field-decls>
        <text:p text:style-name="Header"><text:span text:style-name="MT1"><text:user-field-get text:name="Modulo">Desarrollo Web entorno cliente</text:user-field-get></text:span><text:span text:style-name="MT1"><text:s/><text:tab/><text:tab/>UD0</text:span><text:span text:style-name="MT1"><text:user-field-get text:name="NumeroTema">3</text:user-field-get></text:span><text:span text:style-name="MT1">. </text:span><text:span text:style-name="MT1"><text:user-field-get text:name="Tema">Modelo examen 2ª Evaluación</text:user-field-get></text:span></text:p>
      </style:header>
      <style:footer>
        <text:user-field-decls>
          <text:user-field-decl office:value-type="string" office:string-value="3" text:name="NumeroTema"/>
        </text:user-field-decls>
        <text:p text:style-name="Footer"><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2</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38:56.374203071</meta:creation-date>
    <meta:editing-duration>PT1H18M53S</meta:editing-duration>
    <meta:editing-cycles>22</meta:editing-cycles>
    <meta:generator>LibreOffice/6.2.0.3$Windows_X86_64 LibreOffice_project/98c6a8a1c6c7b144ce3cc729e34964b47ce25d62</meta:generator>
    <dc:title>Plantilla CEED</dc:title>
    <dc:date>2019-02-10T15:11:57.043000000</dc:date>
    <meta:document-statistic meta:table-count="0" meta:image-count="2" meta:object-count="0" meta:page-count="4" meta:paragraph-count="67" meta:word-count="774" meta:character-count="4816" meta:non-whitespace-character-count="4059"/>
    <meta:template xlink:type="simple" xlink:actuate="onRequest" xlink:title="Plantilla CEED" xlink:href="../../../../../../../../../.config/libreoffice/4/user/template/Plantilla%20CEED.ott" meta:date="2016-09-29T09:38:56.073759322"/>
  </office:meta>
</office:document-meta>
</file>